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text-line-through-style="none" style:text-line-through-type="none" fo:font-style="normal" style:text-underline-style="none" fo:font-weight="normal" officeooo:rsid="00148494" officeooo:paragraph-rsid="00120f6e" style:font-style-asian="normal" style:font-weight-asian="normal" style:font-style-complex="normal" style:font-weight-complex="normal"/>
    </style:style>
    <style:style style:name="P2" style:family="paragraph" style:parent-style-name="Text_20_body">
      <style:text-properties style:text-line-through-style="none" style:text-line-through-type="none" fo:font-style="normal" style:text-underline-style="none" fo:font-weight="normal" officeooo:rsid="00148494" style:font-style-asian="normal" style:font-weight-asian="normal" style:font-style-complex="normal" style:font-weight-complex="normal"/>
    </style:style>
    <style:style style:name="P3" style:family="paragraph" style:parent-style-name="Text_20_body">
      <style:text-properties officeooo:rsid="00148494"/>
    </style:style>
    <style:style style:name="P4" style:family="paragraph" style:parent-style-name="Standard">
      <style:text-properties officeooo:rsid="00148494" officeooo:paragraph-rsid="00120f6e"/>
    </style:style>
    <style:style style:name="T1"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rliengeas Julien<text:line-break/>18 rue Fouré<text:line-break/>44000 Nantes<text:line-break/>06 48 88 85 92<text:line-break/><text:a xlink:type="simple" xlink:href="mailto:merliengeasjulien@gmail.com" text:style-name="Internet_20_link" text:visited-style-name="Visited_20_Internet_20_Link">merliengeasjulien@gmail.com</text:a></text:p>
      <text:p text:style-name="P2">Madame, Monsieur,</text:p>
      <text:p text:style-name="P3"><text:span text:style-name="T1">Actuellement en première année de </text:span><text:span text:style-name="Strong_20_Emphasis"><text:span text:style-name="T1">BUT Informatique</text:span></text:span><text:span text:style-name="T1"> à l’IUT de Nantes, je suis à la recherche d’une </text:span><text:span text:style-name="Strong_20_Emphasis"><text:span text:style-name="T1">alternance en informatique</text:span></text:span><text:span text:style-name="T1">, et plus précisément dans le </text:span><text:span text:style-name="Strong_20_Emphasis"><text:span text:style-name="T1">développement d’applications</text:span></text:span><text:span text:style-name="T1">, afin de compléter mon cursus et d’acquérir une expérience professionnelle. Cette alternance s’inscrit dans mon projet professionnel, qui est de devenir </text:span><text:span text:style-name="Strong_20_Emphasis"><text:span text:style-name="T1">développeur d’applications web</text:span></text:span><text:span text:style-name="T1">.</text:span></text:p>
      <text:p text:style-name="P2">Attiré par le domaine de l’informatique depuis mon plus jeune âge, je me suis orienté naturellement vers un BUT Informatique. Aujourd’hui, je souhaite renforcer mes compétences pratiques en les mettant en application au sein d’une entreprise, en complément de ma formation théorique.</text:p>
      <text:p text:style-name="P3"><text:span text:style-name="T1">Ma formation m’a permis d’acquérir des bases solides en programmation, notamment avec les langages </text:span><text:span text:style-name="Strong_20_Emphasis"><text:span text:style-name="T1">Go</text:span></text:span><text:span text:style-name="T1"> et </text:span><text:span text:style-name="Strong_20_Emphasis"><text:span text:style-name="T1">Python</text:span></text:span><text:span text:style-name="T1">, ainsi qu’en </text:span><text:span text:style-name="Strong_20_Emphasis"><text:span text:style-name="T1">développement web</text:span></text:span><text:span text:style-name="T1">. J’ai également pu mettre ces connaissances en pratique à travers différents projets réalisés dans le cadre de mes études, ce qui m’a permis de développer des qualités telles que le </text:span><text:span text:style-name="Strong_20_Emphasis"><text:span text:style-name="T1">travail en équipe</text:span></text:span><text:span text:style-name="T1">, la </text:span><text:span text:style-name="Strong_20_Emphasis"><text:span text:style-name="T1">rigueur</text:span></text:span><text:span text:style-name="T1"> et la </text:span><text:span text:style-name="Strong_20_Emphasis"><text:span text:style-name="T1">logique</text:span></text:span><text:span text:style-name="T1">. Curieux et motivé, je souhaite continuer à progresser et approfondir mes compétences dans ce domaine.</text:span></text:p>
      <text:p text:style-name="P3"><text:span text:style-name="T1">Votre entreprise a particulièrement retenu mon attention en raison de sa </text:span><text:span text:style-name="Strong_20_Emphasis"><text:span text:style-name="T1">renommée dans le domaine de l’informatique</text:span></text:span><text:span text:style-name="T1">. Intégrer votre équipe dans le cadre d’une alternance représenterait pour moi une expérience enrichissante et un véritable atout pour mon avenir professionnel.</text:span></text:p>
      <text:p text:style-name="P2">Je reste à votre disposition pour toute information complémentaire ou pour un éventuel entretien, par téléphone ou dans vos locaux.</text:p>
      <text:p text:style-name="P2">Je vous prie d’agréer, Madame, Monsieur, l’expression de mes salutations distinguées.</text:p>
      <text:p text:style-name="P2">Julien Merliengea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5T08:06:47.490786925</meta:creation-date>
    <dc:date>2026-01-05T09:07:18.125642953</dc:date>
    <meta:editing-duration>PT45S</meta:editing-duration>
    <meta:editing-cycles>1</meta:editing-cycles>
    <meta:document-statistic meta:table-count="0" meta:image-count="0" meta:object-count="0" meta:page-count="1" meta:paragraph-count="9" meta:word-count="254" meta:character-count="1735" meta:non-whitespace-character-count="1490"/>
    <meta:generator>LibreOffice/25.8.4.2$Linux_X86_64 LibreOffice_project/290daaa01b999472f0c7a3890eb6a550fd74c6df</meta:generator>
  </office:meta>
</office:document-meta>
</file>